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400960AC8FC927C06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-notes">
      <style:graphic-properties draw:fill-color="#ffffff" fo:min-height="13.1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“Why is no one using these bindings?”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/>
            <text:p/>
            <text:p/>
            <text:p>Hack FtW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7cm" svg:x="1cm" svg:y="0.837cm" presentation:class="title" presentation:placeholder="true">
          <draw:text-box/>
        </draw:frame>
        <draw:frame presentation:style-name="pr4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Content by &lt;Put Your Name&gt;<text:line-break/>http://&lt;PutYourWebsite&gt;<text:line-break/>License: &lt;Put Your License&gt;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2010000050000000400960AC8FC927C063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4:37:03.256147994</meta:creation-date>
    <meta:editing-duration>PT1M28S</meta:editing-duration>
    <meta:editing-cycles>2</meta:editing-cycles>
    <dc:title>DebianTalk</dc:title>
    <meta:generator>LibreOffice/6.1.5.2$Linux_X86_64 LibreOffice_project/10$Build-2</meta:generator>
    <dc:date>2019-09-17T04:38:29.954202270</dc:date>
    <meta:document-statistic meta:object-count="33"/>
  </office:meta>
</office:document-meta>
</file>